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6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39.11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13.99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52.05mm"/>
    </style:style>
    <style:style style:name="co9" style:family="table-column">
      <style:table-column-properties fo:break-before="auto" style:column-width="14.76mm"/>
    </style:style>
    <style:style style:name="co10" style:family="table-column">
      <style:table-column-properties fo:break-before="auto" style:column-width="51.4mm"/>
    </style:style>
    <style:style style:name="co11" style:family="table-column">
      <style:table-column-properties fo:break-before="auto" style:column-width="12.81mm"/>
    </style:style>
    <style:style style:name="co12" style:family="table-column">
      <style:table-column-properties fo:break-before="auto" style:column-width="36.74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77.4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air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head</text:p>
            <text:p>name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yeballs</text:p>
            <text:p>name        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eyelashes</text:p>
            <text:p>name                             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upper_body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lower_body</text:p>
            <text:p>nameorig_vert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kirt</text:p>
            <text:p>nameorig_verts</text:p>
          </table:table-cell>
          <table:covered-table-cell table:style-name="ce2"/>
          <table:table-cell table:number-columns-repeated="2"/>
          <table:table-cell table:style-name="ce2" table:number-columns-repeated="1000"/>
        </table:table-row>
        <table:table-row table:style-name="ro2">
          <table:table-cell office:value-type="string" calcext:value-type="string">
            <text:p>Bangs_Back_Dow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ced_Eyebrows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ig_Belly_Tors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g_Belly_Leg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kirt_belly</text:p>
          </table:table-cell>
          <table:table-cell office:value-type="float" office:value="129" calcext:value-type="float">
            <text:p>12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Back_U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tached_Earlob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ig_Che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g_Butt_Leg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kirt_bigbutt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Front_D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ggy_Eye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Breast_Female_Cleavag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wed_Leg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kirt_bowlegs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Front_U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Bro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1"/>
          <table:table-cell table:style-name="ce2"/>
          <table:table-cell table:style-name="ce5" office:value-type="string" calcext:value-type="string">
            <text:p>Breast_Gravity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isplace_Loose_Lowerbody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kirt_bustle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Part_Midd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Ears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1"/>
          <table:table-cell table:style-name="ce2"/>
          <table:table-cell office:value-type="string" calcext:value-type="string">
            <text:p>Chest_Male_No_Pec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t_Leg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kirt_chubby</text:p>
          </table:table-cell>
          <table:table-cell office:value-type="float" office:value="176" calcext:value-type="float">
            <text:p>17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Sides_Do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Both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Blink_both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Displace_Loose_Upperbody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oot_Siz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kirt_loose</text:p>
          </table:table-cell>
          <table:table-cell office:value-type="float" office:value="137" calcext:value-type="float">
            <text:p>13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ngs_Sides_U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link_Le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t_Torso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eg_Longcuff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kirt_lovehandles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longate_Head_Hai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ink_Righ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link_Rig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ngernails_L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g_Pantflai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kirt_male</text:p>
          </table:table-cell>
          <table:table-cell office:value-type="float" office:value="123" calcext:value-type="float">
            <text:p>12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ack_Dow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oad_Nostrils</text:p>
          </table:table-cell>
          <table:table-cell office:value-type="float" office:value="114" calcext:value-type="float">
            <text:p>114</text:p>
          </table:table-cell>
          <table:table-cell table:number-columns-repeated="4"/>
          <table:table-cell office:value-type="string" calcext:value-type="string">
            <text:p>Hands_Fi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w_Crotc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irt_poofy</text:p>
          </table:table-cell>
          <table:table-cell office:value-type="float" office:value="146" calcext:value-type="float">
            <text:p>1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ack_U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ug_Eyed_Hea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ug_Eyed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nds_Fist_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Leg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kirt_saddlebags</text:p>
          </table:table-cell>
          <table:table-cell office:value-type="float" office:value="114" calcext:value-type="float">
            <text:p>11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Bac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ulbous_Nose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office:value-type="string" calcext:value-type="string">
            <text:p>Hands_Fist_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Pack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irt_smallbutt</text:p>
          </table:table-cell>
          <table:table-cell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F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lbous_Nose_Tip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Hands_Peace_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uscular_Leg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kirt_tight</text:p>
          </table:table-cell>
          <table:table-cell office:value-type="float" office:value="164" calcext:value-type="float">
            <text:p>16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air_Big_To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eft_Chin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Hands_Poin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addlebags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Egg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eft_Chin_Upper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Hands_Point_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crawny_Legs</text:p>
          </table:table-cell>
          <table:table-cell office:value-type="float" office:value="509" calcext:value-type="float">
            <text:p>50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orehead_Roun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oked_Nose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table-cell office:value-type="string" calcext:value-type="string">
            <text:p>Hands_Point_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hoe_Heel_Height</text:p>
          </table:table-cell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orehead_Sla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ep_Chin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Hands_Relax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hoe_Heel_Point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ront_D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isplace_Hair_Facial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Hands_Relaxed_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Heel_Thick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Front_U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uble_Chin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Hands_Relaxed_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Platform_Height</text:p>
          </table:table-cell>
          <table:table-cell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Le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s_Out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office:value-type="string" calcext:value-type="string">
            <text:p>Hands_Salute_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oe_Platform_Width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Midd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gg_Hea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string" calcext:value-type="string">
            <text:p>Egg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Spread_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hoe_Toe_Point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art_R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gate_Hea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Elongate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ands_Typ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e_Toe_Square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frai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Afraid_Emo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ve_Hand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e_Toe_Thick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M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nger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Anger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_Torsohas20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mall_Butt</text:p>
          </table:table-cell>
          <table:table-cell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Med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Bor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Bored_Em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scular_Tors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default_lowerbodyParallel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ir_Pigtails_Sh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Closed_Mouth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No_Chest</text:p>
          </table:table-cell>
          <table:table-cell office:value-type="float" office:value="162" calcext:value-type="float">
            <text:p>1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Lo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Cry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Cry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rawny_Torso</text:p>
          </table:table-cell>
          <table:table-cell office:value-type="float" office:value="1192" calcext:value-type="float">
            <text:p>11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M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Disdai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Disd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wny_Torso_Male</text:p>
          </table:table-cell>
          <table:table-cell office:value-type="float" office:value="1198" calcext:value-type="float">
            <text:p>119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Ponytail_Sh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Embarras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Embarrassed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irtsleeve_flair</text:p>
          </table:table-cell>
          <table:table-cell office:value-type="float" office:value="373" calcext:value-type="float">
            <text:p>3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Round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Frow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Frow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mall_Chest</text:p>
          </table:table-cell>
          <table:table-cell office:value-type="float" office:value="161" calcext:value-type="float">
            <text:p>16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Rumple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xpress_Kiss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K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_upperbodyParallel</text:p>
          </table:table-cell>
          <table:table-cell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ir_Shear_Back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press_Laugh_Emote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Express_Laugh_Emote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hear_Fro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xpress_Open_Mouth</text:p>
          </table:table-cell>
          <table:table-cell office:value-type="float" office:value="298" calcext:value-type="float">
            <text:p>2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Sides_Dow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press_Repul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Repulsed_Emote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ides_Ful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press_Sa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ad_Emote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ides_Up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xpress_Shrug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hrug_Emote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pik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ress_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mile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quare_Hea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xpress_Surprise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Surprise_Emote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quash_Stretch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Tongue_Out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ngue_Out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wept_Back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ress_Tooth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othsmile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Swept_Forw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Wink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Wink_Emote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aper_Back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xpress_Worry_Emote</text:p>
          </table:table-cell>
          <table:table-cell office:value-type="float" office:value="1106" calcext:value-type="float">
            <text:p>11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Taper_Fron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ye_Sprea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Eye_Spread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ilt_Lef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Corner_Up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yelid_Corner_Up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Tilt_Righ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Inner_Corner_Up</text:p>
          </table:table-cell>
          <table:table-cell table:number-columns-repeated="3"/>
          <table:table-cell office:value-type="string" calcext:value-type="string">
            <text:p>Eyelid_Inner_Corner_Up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Volum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ead_Eyes_Big</text:p>
          </table:table-cell>
          <table:table-cell table:number-columns-repeated="3"/>
          <table:table-cell office:value-type="string" calcext:value-type="string">
            <text:p>Head_Eyes_Big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air_Volume_Smal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at_Head</text:p>
          </table:table-cell>
          <table:table-cell office:value-type="float" office:value="314" calcext:value-type="float">
            <text:p>3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ear_Head_Hai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t_Lower_Lip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at_Upper_Lip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head_Round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orehead_Slant</text:p>
          </table:table-cell>
          <table:table-cell office:value-type="float" office:value="102" calcext:value-type="float">
            <text:p>10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rown_Mouth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Furrowed_Eyebrows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ead_Eyes_Big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igh_Cheek_Bones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aw_Angle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aw_Jut</text:p>
          </table:table-cell>
          <table:table-cell office:value-type="float" office:value="222" calcext:value-type="float">
            <text:p>22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Jowls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_Cleft_Deep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_Fat</text:p>
          </table:table-cell>
          <table:table-cell office:value-type="float" office:value="152" calcext:value-type="float">
            <text:p>15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_Thin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ync_Aah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ipsync_Ooh</text:p>
          </table:table-cell>
          <table:table-cell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_Septum_Nose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er_Bridge_Nose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ower_Eyebrows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ale_Head</text:p>
          </table:table-cell>
          <table:table-cell office:value-type="float" office:value="388" calcext:value-type="float">
            <text:p>38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Mouth_Height</text:p>
          </table:table-cell>
          <table:table-cell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ble_Nose_Bridge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Nose_Big_Out</text:p>
          </table:table-cell>
          <table:table-cell office:value-type="float" office:value="170" calcext:value-type="float">
            <text:p>17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Pointy_Ears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ointy_Eyebrows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Puffy_Lower_Lids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uffy_Upper_Cheeks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Round_Head</text:p>
          </table:table-cell>
          <table:table-cell office:value-type="float" office:value="504" calcext:value-type="float">
            <text:p>50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hift_Mouth</text:p>
          </table:table-cell>
          <table:table-cell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mile_Mouth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re_Head</text:p>
          </table:table-cell>
          <table:table-cell office:value-type="float" office:value="496" calcext:value-type="float">
            <text:p>49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re_Jaw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Sunken_Cheeks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urprised_Eyebrows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Tall_Lips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Upturned_Nose_Tip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eak_Chin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Wide_Lip_Cleft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Lips</text:p>
          </table:table-cell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Lower_Lip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Nose</text:p>
          </table:table-cell>
          <table:table-cell office:value-type="float" office:value="162" calcext:value-type="float">
            <text:p>16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Nose_Bridge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ide_Upper_Lip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Worried_Eyebrows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Eyelashes_Long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Sheet1.G1:Sheet1.H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2:39:48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8T10:41:53.067000000</meta:creation-date>
    <dc:date>2020-10-08T12:40:28.512000000</dc:date>
    <dc:creator>Ada Radius</dc:creator>
    <meta:editing-duration>PT16M41S</meta:editing-duration>
    <meta:editing-cycles>3</meta:editing-cycles>
    <meta:generator>LibreOffice/6.0.7.3$Windows_X86_64 LibreOffice_project/dc89aa7a9eabfd848af146d5086077aeed2ae4a5</meta:generator>
    <meta:document-statistic meta:table-count="1" meta:cell-count="491" meta:object-count="0"/>
  </office:meta>
</office:document-meta>
</file>